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 svg:font-family="Tahoma"/>
    <style:font-face style:name="Courier New" svg:font-family="'Courier New'"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ointerOperators" style:family="table">
      <style:table-properties style:width="6.925in" style:rel-width="100%" table:align="left"/>
    </style:style>
    <style:style style:name="PointerOperators.A" style:family="table-column">
      <style:table-column-properties style:column-width="2.2854in" style:rel-column-width="3291*"/>
    </style:style>
    <style:style style:name="PointerOperators.B" style:family="table-column">
      <style:table-column-properties style:column-width="2.3313in" style:rel-column-width="3357*"/>
    </style:style>
    <style:style style:name="PointerOperators.C" style:family="table-column">
      <style:table-column-properties style:column-width="2.3083in" style:rel-column-width="3324*"/>
    </style:style>
    <style:style style:name="PointerOperators.A1" style:family="table-cell">
      <style:table-cell-properties fo:padding="0.0382in" fo:border-left="0.05pt solid #000000" fo:border-right="none" fo:border-top="0.05pt solid #000000" fo:border-bottom="0.05pt solid #000000"/>
    </style:style>
    <style:style style:name="PointerOperators.C1" style:family="table-cell">
      <style:table-cell-properties fo:padding="0.0382in" fo:border="0.05pt solid #000000"/>
    </style:style>
    <style:style style:name="PointerOperators.A2" style:family="table-cell">
      <style:table-cell-properties fo:padding="0.0382in" fo:border-left="0.05pt solid #000000" fo:border-right="none" fo:border-top="none" fo:border-bottom="0.05pt solid #000000"/>
    </style:style>
    <style:style style:name="PointerOperators.C2" style:family="table-cell">
      <style:table-cell-properties fo:padding="0.0382in" fo:border-left="0.05pt solid #000000" fo:border-right="0.05pt solid #000000" fo:border-top="none" fo:border-bottom="0.05pt solid #000000"/>
    </style:style>
    <style:style style:name="MemoryFunctions" style:family="table">
      <style:table-properties style:width="6.9299in" fo:margin-left="0in" table:align="left" fo:background-color="transparent">
        <style:background-image/>
      </style:table-properties>
    </style:style>
    <style:style style:name="MemoryFunctions.A" style:family="table-column">
      <style:table-column-properties style:column-width="1.9368in"/>
    </style:style>
    <style:style style:name="MemoryFunctions.B" style:family="table-column">
      <style:table-column-properties style:column-width="2.6813in"/>
    </style:style>
    <style:style style:name="MemoryFunctions.C" style:family="table-column">
      <style:table-column-properties style:column-width="2.3118in"/>
    </style:style>
    <style:style style:name="MemoryFunctions.A1" style:family="table-cell">
      <style:table-cell-properties fo:padding="0.0201in" fo:border-left="0.05pt solid #000000" fo:border-right="none" fo:border-top="0.05pt solid #000000" fo:border-bottom="0.05pt solid #000000"/>
    </style:style>
    <style:style style:name="MemoryFunctions.C1" style:family="table-cell">
      <style:table-cell-properties fo:padding="0.0201in" fo:border="0.05pt solid #000000"/>
    </style:style>
    <style:style style:name="MemoryFunctions.A2" style:family="table-cell">
      <style:table-cell-properties fo:padding="0.0201in" fo:border-left="0.05pt solid #000000" fo:border-right="none" fo:border-top="none" fo:border-bottom="0.05pt solid #000000"/>
    </style:style>
    <style:style style:name="MemoryFunctions.C2" style:family="table-cell">
      <style:table-cell-properties fo:padding="0.0201in" fo:border-left="0.05pt solid #000000" fo:border-right="0.05pt solid #000000" fo:border-top="none" fo:border-bottom="0.05pt solid #000000"/>
    </style:style>
    <style:style style:name="MemoryFunctions.5" style:family="table-row">
      <style:table-row-properties fo:background-color="transparent">
        <style:background-image/>
      </style:table-row-properties>
    </style:style>
    <style:style style:name="Table3" style:family="table">
      <style:table-properties style:width="6.9271in" fo:margin-left="0in" table:align="left" fo:background-color="transparent">
        <style:background-image/>
      </style:table-properties>
    </style:style>
    <style:style style:name="Table3.A" style:family="table-column">
      <style:table-column-properties style:column-width="1.7535in"/>
    </style:style>
    <style:style style:name="Table3.B" style:family="table-column">
      <style:table-column-properties style:column-width="2.8632in"/>
    </style:style>
    <style:style style:name="Table3.C" style:family="table-column">
      <style:table-column-properties style:column-width="2.3104in"/>
    </style:style>
    <style:style style:name="Table3.A1" style:family="table-cell">
      <style:table-cell-properties fo:padding="0.0201in" fo:border-left="0.05pt solid #000000" fo:border-right="none" fo:border-top="0.05pt solid #000000" fo:border-bottom="0.05pt solid #000000"/>
    </style:style>
    <style:style style:name="Table3.C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C2" style:family="table-cell">
      <style:table-cell-properties fo:padding="0.0201in" fo:border-left="0.05pt solid #000000" fo:border-right="0.05pt solid #000000" fo:border-top="none" fo:border-bottom="0.05pt solid #000000"/>
    </style:style>
    <style:style style:name="Table3.3" style:family="table-row">
      <style:table-row-properties fo:background-color="transparent">
        <style:background-image/>
      </style:table-row-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0.5597in" style:rel-column-width="806*"/>
    </style:style>
    <style:style style:name="Table1.B" style:family="table-column">
      <style:table-column-properties style:column-width="6.3653in" style:rel-column-width="9166*"/>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0.05pt solid #000000" fo:border-top="0.05pt solid #000000" fo:border-bottom="0.05pt solid #000000" style:writing-mode="page"/>
    </style:style>
    <style:style style:name="Table2" style:family="table">
      <style:table-properties style:width="6.9271in" fo:margin-left="0in" table:align="left" fo:background-color="transparent">
        <style:background-image/>
      </style:table-properties>
    </style:style>
    <style:style style:name="Table2.A" style:family="table-column">
      <style:table-column-properties style:column-width="0.5in"/>
    </style:style>
    <style:style style:name="Table2.B" style:family="table-column">
      <style:table-column-properties style:column-width="6.4271in"/>
    </style:style>
    <style:style style:name="Table2.1" style:family="table-row">
      <style:table-row-properties fo:background-color="transparent">
        <style:background-image/>
      </style:table-row-properties>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left="none" fo:border-right="0.05pt solid #000000" fo:border-top="0.05pt solid #000000" fo:border-bottom="0.05pt solid #000000" style:writing-mode="page"/>
    </style:style>
    <style:style style:name="P1" style:family="paragraph" style:parent-style-name="Standard">
      <style:text-properties officeooo:paragraph-rsid="00181ed5"/>
    </style:style>
    <style:style style:name="P2" style:family="paragraph" style:parent-style-name="Standard">
      <style:text-properties officeooo:paragraph-rsid="00187981"/>
    </style:style>
    <style:style style:name="P3" style:family="paragraph" style:parent-style-name="Standard">
      <style:text-properties style:font-name="Courier New" officeooo:paragraph-rsid="00181ed5"/>
    </style:style>
    <style:style style:name="P4" style:family="paragraph" style:parent-style-name="Standard">
      <style:text-properties officeooo:paragraph-rsid="00200e5d"/>
    </style:style>
    <style:style style:name="P5" style:family="paragraph" style:parent-style-name="Standard">
      <style:text-properties officeooo:paragraph-rsid="00204a8d"/>
    </style:style>
    <style:style style:name="P6" style:family="paragraph" style:parent-style-name="Standard">
      <style:paragraph-properties fo:margin-left="0in" fo:margin-right="0in" fo:text-indent="0in" style:auto-text-indent="false"/>
    </style:style>
    <style:style style:name="P7" style:family="paragraph" style:parent-style-name="code">
      <style:text-properties officeooo:paragraph-rsid="0020d6f1"/>
    </style:style>
    <style:style style:name="P8" style:family="paragraph" style:parent-style-name="Heading_20_1" style:master-page-name="MP0">
      <style:paragraph-properties fo:text-align="center" style:justify-single-word="false" style:page-number="auto"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text-properties officeooo:paragraph-rsid="002c1b0b"/>
    </style:style>
    <style:style style:name="P12" style:family="paragraph" style:parent-style-name="Standard">
      <style:text-properties officeooo:paragraph-rsid="002dd6c4"/>
    </style:style>
    <style:style style:name="P13" style:family="paragraph" style:parent-style-name="Standard">
      <style:text-properties officeooo:rsid="002dd6c4" officeooo:paragraph-rsid="002dd6c4"/>
    </style:style>
    <style:style style:name="T1" style:family="text">
      <style:text-properties officeooo:rsid="000ccc0a"/>
    </style:style>
    <style:style style:name="T2" style:family="text">
      <style:text-properties style:font-name="Arial" fo:font-size="11pt" officeooo:rsid="000ccc0a" style:font-name-asian="Courier New" style:font-size-asian="11pt" style:font-name-complex="Courier New" style:font-size-complex="11pt"/>
    </style:style>
    <style:style style:name="T3" style:family="text">
      <style:text-properties style:font-name="Courier New"/>
    </style:style>
    <style:style style:name="T4" style:family="text">
      <style:text-properties style:font-name-asian="Liberation Serif" style:font-name-complex="Liberation Serif"/>
    </style:style>
    <style:style style:name="T5" style:family="text">
      <style:text-properties officeooo:rsid="0011dbfb"/>
    </style:style>
    <style:style style:name="T6" style:family="text">
      <style:text-properties fo:font-size="11pt" style:font-size-asian="11pt" style:font-size-complex="11pt"/>
    </style:style>
    <style:style style:name="T7" style:family="text">
      <style:text-properties officeooo:rsid="00187981"/>
    </style:style>
    <style:style style:name="T8" style:family="text">
      <style:text-properties style:font-name="DejaVu Serif" officeooo:rsid="00187981"/>
    </style:style>
    <style:style style:name="T9" style:family="text">
      <style:text-properties style:font-name="DejaVu Serif" officeooo:rsid="00199fdb"/>
    </style:style>
    <style:style style:name="T10" style:family="text">
      <style:text-properties officeooo:rsid="00199fdb"/>
    </style:style>
    <style:style style:name="T11" style:family="text">
      <style:text-properties fo:font-weight="bold" style:font-weight-asian="bold" style:font-weight-complex="bold"/>
    </style:style>
    <style:style style:name="T12" style:family="text">
      <style:text-properties fo:font-weight="bold" officeooo:rsid="001f6332" style:font-weight-asian="bold" style:font-weight-complex="bold"/>
    </style:style>
    <style:style style:name="T13" style:family="text">
      <style:text-properties officeooo:rsid="00200e5d"/>
    </style:style>
    <style:style style:name="T14" style:family="text">
      <style:text-properties officeooo:rsid="00204a8d"/>
    </style:style>
    <style:style style:name="T15" style:family="text">
      <style:text-properties officeooo:rsid="0020d421"/>
    </style:style>
    <style:style style:name="T16" style:family="text">
      <style:text-properties officeooo:rsid="0020d6f1"/>
    </style:style>
    <style:style style:name="T17" style:family="text">
      <style:text-properties officeooo:rsid="00224e08"/>
    </style:style>
    <style:style style:name="T18" style:family="text">
      <style:text-properties officeooo:rsid="00226fc4"/>
    </style:style>
    <style:style style:name="T19" style:family="text">
      <style:text-properties officeooo:rsid="0022d3ab"/>
    </style:style>
    <style:style style:name="T20" style:family="text">
      <style:text-properties officeooo:rsid="0023462a"/>
    </style:style>
    <style:style style:name="T21" style:family="text">
      <style:text-properties officeooo:rsid="0029f5e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Chapter <text:span text:style-name="T21">7</text:span>: Pointer Data Type</text:h>
      <text:p text:style-name="Standard"/>
      <text:p text:style-name="Standard">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text:p>
      <text:p text:style-name="Standard"/>
      <text:p text:style-name="Standard">For many beginning programmers, pointers seem like a strange and mysterious beast. However, if you keep one rule in mind, you should not have any problems using pointers in your program. The rule is very simple: a pointer contains an address, not data. <text:s/>If you keep this simple rule in mind, you should have no problems using pointers.</text:p>
      <text:p text:style-name="Standard"/>
      <text:h text:style-name="Heading_20_2" text:outline-level="2">Pointers and Memory</text:h>
      <text:p text:style-name="Standard">You can think of the memory in your computer as a set of post office boxes (P.O. Box) at your local post office. When you go in to rent a P.O. Box, the clerk will give you a number, such as 100. This is the address of your P.O. Box. You decide to write the number down o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text:p>
      <text:p text:style-name="Standard"/>
      <text:p text:style-name="Standard">When you declare a pointer, it isn't pointing to anything which is analogous to the blank slip of paper. In order to use a pointer, it must be initialized to a memory address,<text:span text:style-name="T6">which is the same as writing down the number 100 on the slip of paper. Once you have the address, find the right P.O. Box, you can dereference the pointer, open the mail box, to add or retrieve data from the pointed-to memory location. As you can see there are three basic steps to using pointers.</text:span></text:p>
      <text:p text:style-name="Standard"/>
      <text:list xml:id="list3228183002" text:style-name="L1">
        <text:list-item>
          <text:p text:style-name="P9">Declare a pointer variable.</text:p>
        </text:list-item>
        <text:list-item>
          <text:p text:style-name="P9">Initialize the pointer to a memory address.</text:p>
        </text:list-item>
        <text:list-item>
          <text:p text:style-name="P9">Dereference the pointer to manipulate the data at the pointed-to memory location.</text:p>
        </text:list-item>
      </text:list>
      <text:p text:style-name="Standard"/>
      <text:p text:style-name="Standard">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text:p>
      <text:p text:style-name="Standard"/>
      <table:table table:name="Table1" table:style-name="Table1">
        <table:table-column table:style-name="Table1.A"/>
        <table:table-column table:style-name="Table1.B"/>
        <table:table-row table:style-name="Table1.1">
          <table:table-cell table:style-name="Table1.A1" office:value-type="string">
            <text:p text:style-name="code">1</text:p>
            <text:p text:style-name="code">2</text:p>
            <text:p text:style-name="code">3</text:p>
            <text:p text:style-name="code"><text:soft-page-break/>4</text:p>
            <text:p text:style-name="code">5</text:p>
            <text:p text:style-name="code">6</text:p>
            <text:p text:style-name="code">7</text:p>
            <text:p text:style-name="code">8</text:p>
            <text:p text:style-name="code">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ext:p text:style-name="code">24</text:p>
            <text:p text:style-name="code">25</text:p>
            <text:p text:style-name="code">26</text:p>
            <text:p text:style-name="code">27</text:p>
            <text:p text:style-name="code">28</text:p>
            <text:p text:style-name="code">29</text:p>
            <text:p text:style-name="code">30</text:p>
            <text:p text:style-name="code">31</text:p>
            <text:p text:style-name="code">32</text:p>
            <text:p text:style-name="code">33</text:p>
            <text:p text:style-name="code">34</text:p>
            <text:p text:style-name="code">35</text:p>
            <text:p text:style-name="code">36</text:p>
            <text:p text:style-name="code">37</text:p>
            <text:p text:style-name="code">38</text:p>
            <text:p text:style-name="code"/>
          </table:table-cell>
          <table:table-cell table:style-name="Table1.B1" office:value-type="string">
            <text:p text:style-name="code"><text:s/>'Create a pointer doesn't point to anything.</text:p>
            <text:p text:style-name="code">Dim myPointer As Integer Ptr</text:p>
            <text:p text:style-name="code"/>
            <text:p text:style-name="code"><text:soft-page-break/>'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ext:p text:style-name="code"><text:s/>'Create a pointer doesn't point to anything.</text:p>
            <text:p text:style-name="code">Dim myPointer As Integer Ptr</text:p>
            <text:p text:style-name="code"/>
            <text:p text:style-name="code">'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able:table-cell>
        </table:table-row>
      </table:table>
      <text:p text:style-name="Text">Listing <text:span text:style-name="T20">7</text:span>.1: basicpointer.bas</text:p>
      <text:p text:style-name="Standard"/>
      <text:p text:style-name="Standard"><text:tab/><text:span text:style-name="T11">Analysis:</text:span> <text:span text:style-name="T2">First </text:span>a pointer to an integer is created. The pointer doesn't point to a memory location yet, and if you were to try and use this uninitialized pointer, you would generate an error. <text:span text:style-name="T1">The </text:span>Callocate function <text:span text:style-name="T1">is used</text:spa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of size integer is being allocated.</text:p>
      <text:p text:style-name="Standard"/>
      <text:p text:style-name="Standard"><text:soft-page-break/>Now that myPointer has been initialized, you can use it. <text:span text:style-name="T1">Next the </text:span>contents of myPointer <text:span text:style-name="T1">is printed, </text:span>which illustrates that the variable contains a memory address and not data. <text:s/><text:span text:style-name="T1">D</text:span>ata is added to the memory location using the indirection operator *. The indirection operator tells the compiler you want to work with the data that myPointer is pointing to, rather than the memory address contained in the variable. <text:span text:style-name="T2">Next the</text:span> contents of the memory location, <text:span text:style-name="T1">is printed, </text:span>which is now 10. <text:s/><text:span text:style-name="T1">T</text:span>he memory allocated with Callocate is freed using the Deallocate procedure. The program is closed in the usual way.</text:p>
      <text:p text:style-name="Standard"/>
      <text:p text:style-name="Standard">Running the program should produce a result similar to the following output.</text:p>
      <text:p text:style-name="Standard"/>
      <text:p text:style-name="output">Pointer address:3089536</text:p>
      <text:p text:style-name="output">Memory location contains: 10</text:p>
      <text:p text:style-name="Text">Output <text:span text:style-name="T20">7</text:span>.1: basicpointer.bas</text:p>
      <text:p text:style-name="Standard"/>
      <text:p text:style-name="Standard">The address printed on your computer will probably be different, since the operating system allocates the memory used by Callocate.</text:p>
      <text:p text:style-name="Standard"/>
      <text:p text:style-name="Standard">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text:p>
      <text:h text:style-name="Heading_20_2" text:outline-level="2">Typed and Untyped Pointers</text:h>
      <text:p text:style-name="Standard">FreeBasic has two types of pointers, typed and untyped. The preceding program declared a typed pointer, <text:span text:style-name="T3">Dim myPointer as Integer Ptr</text:span>, which tells the compiler that this pointer will be used for integer data. Using typed pointers allows the compiler to do type checking to make sure that you are not using the wrong type of data with the pointer, and simplifies pointer arithmetic.</text:p>
      <text:p text:style-name="Standard"/>
      <text:p text:style-name="P1">Untyped pointers are declared using the Any keyword:<text:span text:style-name="T3"> </text:span></text:p>
      <text:p text:style-name="P3"/>
      <text:p text:style-name="code">Dim myPointer as Any Ptr </text:p>
      <text:p text:style-name="P6"/>
      <text:p text:style-name="P1">Untyped pointers have no type checking and default to size of byte. Untyped pointers are used in the C Runtime Library and many third party libraries, such as the Win32 API, to accommodate the void pointer type in C. You should use typed pointers so that the compiler can check the pointer assignments, unless working with libraries that require the void pointer.</text:p>
      <text:h text:style-name="Heading_20_2" text:outline-level="2">Pointer Operators</text:h>
      <text:p text:style-name="Standard">There are two pointer operators in FreeBasic; the indirection operator and the address of operator.</text:p>
      <text:p text:style-name="Standard"/>
      <table:table table:name="PointerOperators" table:style-name="PointerOperators">
        <table:table-column table:style-name="PointerOperators.A"/>
        <table:table-column table:style-name="PointerOperators.B"/>
        <table:table-column table:style-name="PointerOperators.C"/>
        <table:table-row>
          <table:table-cell table:style-name="PointerOperators.A1" office:value-type="string">
            <text:p text:style-name="Table_20_Heading">Operator </text:p>
          </table:table-cell>
          <table:table-cell table:style-name="PointerOperators.A1" office:value-type="string">
            <text:p text:style-name="Table_20_Heading">Syntax</text:p>
          </table:table-cell>
          <table:table-cell table:style-name="PointerOperators.C1" office:value-type="string">
            <text:p text:style-name="Table_20_Heading">Comment</text:p>
          </table:table-cell>
        </table:table-row>
        <table:table-row>
          <table:table-cell table:style-name="PointerOperators.A2" office:value-type="string">
            <text:p text:style-name="Standard">* (Indirection) </text:p>
            <text:p text:style-name="Standard"><text:soft-page-break/>[ ] (Index Access)</text:p>
          </table:table-cell>
          <table:table-cell table:style-name="PointerOperators.A2" office:value-type="string">
            <text:p text:style-name="Table_20_Contents">B = *myPointer </text:p>
            <text:p text:style-name="Table_20_Contents"><text:soft-page-break/>*myPointer = B</text:p>
            <text:p text:style-name="Table_20_Contents"/>
            <text:p text:style-name="Table_20_Contents">B = myPointer[index]</text:p>
            <text:p text:style-name="Table_20_Contents">myPointer[index] = B</text:p>
          </table:table-cell>
          <table:table-cell table:style-name="PointerOperators.C2" office:value-type="string">
            <text:p text:style-name="Table_20_Contents">You can access the data in a <text:soft-page-break/>pointer memory location by either using the indirection operator or using index access. The index format uses the size of the data <text:span text:style-name="T4">type to determine the proper indexing.</text:span></text:p>
          </table:table-cell>
        </table:table-row>
        <table:table-row>
          <table:table-cell table:style-name="PointerOperators.A2" office:value-type="string">
            <text:p text:style-name="Standard">@ (AddressOf) </text:p>
          </table:table-cell>
          <table:table-cell table:style-name="PointerOperators.A2" office:value-type="string">
            <text:p text:style-name="Table_20_Contents">myPointer = @myVar</text:p>
            <text:p text:style-name="Table_20_Contents">myPointer = @mySub()</text:p>
            <text:p text:style-name="Table_20_Contents">myPointer = @myFunction()</text:p>
          </table:table-cell>
          <table:table-cell table:style-name="PointerOperators.C2" office:value-type="string">
            <text:p text:style-name="Table_20_Contents">Returns the memory address of a variable,</text:p>
            <text:p text:style-name="Table_20_Contents">subroutine or function.</text:p>
          </table:table-cell>
        </table:table-row>
      </table:table>
      <text:p text:style-name="Table">Table <text:span text:style-name="T20">7</text:span>.1: Pointer Operators</text:p>
      <text:p text:style-name="Standard"/>
      <text:p text:style-name="Standard">You will notice that the address of operator not only returns the memory address of a variable, but it can also return the address of a subroutine or function. You would use the address of a subroutine or function to create a callback function such as used in the CRT function qsort. Callback functions will discussed later in this chapter.</text:p>
      <text:p text:style-name="Standard"/>
      <text:h text:style-name="Heading_20_2" text:outline-level="2">Memory Functions</text:h>
      <text:p text:style-name="Standard"/>
      <text:p text:style-name="Standard">FreeBasic has a number of memory allocation functions that are used with pointers, as shown in the following table.</text:p>
      <text:p text:style-name="Standard"/>
      <table:table table:name="MemoryFunctions" table:style-name="MemoryFunctions">
        <table:table-column table:style-name="MemoryFunctions.A"/>
        <table:table-column table:style-name="MemoryFunctions.B"/>
        <table:table-column table:style-name="MemoryFunctions.C"/>
        <table:table-header-rows>
          <table:table-row>
            <table:table-cell table:style-name="MemoryFunctions.A1" office:value-type="string">
              <text:p text:style-name="Table_20_Heading">Function </text:p>
            </table:table-cell>
            <table:table-cell table:style-name="MemoryFunctions.A1" office:value-type="string">
              <text:p text:style-name="Table_20_Heading">Syntax </text:p>
            </table:table-cell>
            <table:table-cell table:style-name="MemoryFunctions.C1" office:value-type="string">
              <text:p text:style-name="Table_20_Heading">Comment</text:p>
            </table:table-cell>
          </table:table-row>
        </table:table-header-rows>
        <table:table-row>
          <table:table-cell table:style-name="MemoryFunctions.A2" office:value-type="string">
            <text:p text:style-name="Standard">Allocate</text:p>
          </table:table-cell>
          <table:table-cell table:style-name="MemoryFunctions.A2" office:value-type="string">
            <text:p text:style-name="Table_20_Contents"><text:s/>myPointer = Allocate(number_of_bytes)</text:p>
          </table:table-cell>
          <table:table-cell table:style-name="MemoryFunctions.C2" office:value-type="string">
            <text:p text:style-name="Table_20_Contents">Allocates number_of_bytes and returns the memory address. If myPointer is 0, the memory could not be allocated. The allocated memory segment is not cleared and contains undefined data.</text:p>
          </table:table-cell>
        </table:table-row>
        <table:table-row>
          <table:table-cell table:style-name="MemoryFunctions.A2" office:value-type="string">
            <text:p text:style-name="Standard">Callocate <text:s/></text:p>
          </table:table-cell>
          <table:table-cell table:style-name="MemoryFunctions.A2" office:value-type="string">
            <text:p text:style-name="Table_20_Contents"><text:s/>myPointer = Callocate(number_of_elements, size_of_elements).</text:p>
          </table:table-cell>
          <table:table-cell table:style-name="MemoryFunctions.C2" office:value-type="string">
            <text:p text:style-name="Table_20_Contents"><text:s/>Callocate allocates number_of_elements that have size_of_elements and returns the memory address. If the memory could not be allocated, Callocate will return 0. The memory segment allocated is cleared</text:p>
          </table:table-cell>
        </table:table-row>
        <table:table-row>
          <table:table-cell table:style-name="MemoryFunctions.A2" office:value-type="string">
            <text:p text:style-name="Standard">Deallocate </text:p>
          </table:table-cell>
          <table:table-cell table:style-name="MemoryFunctions.A2" office:value-type="string">
            <text:p text:style-name="Table_20_Contents">Deallocate myPointer</text:p>
          </table:table-cell>
          <table:table-cell table:style-name="MemoryFunctions.C2" office:value-type="string">
            <text:p text:style-name="Table_20_Contents"><text:s/>Frees the memory segment pointed to by myPointer.</text:p>
          </table:table-cell>
        </table:table-row>
        <table:table-row table:style-name="MemoryFunctions.5">
          <table:table-cell table:style-name="MemoryFunctions.A2" office:value-type="string">
            <text:p text:style-name="Standard">Reallocate </text:p>
          </table:table-cell>
          <table:table-cell table:style-name="MemoryFunctions.A2" office:value-type="string">
            <text:p text:style-name="Table_20_Contents">myPointer = Reallocate(pointer, number_of_bytes)</text:p>
          </table:table-cell>
          <table:table-cell table:style-name="MemoryFunctions.C2" office:value-type="string">
            <text:p text:style-name="Table_20_Contents">Reallocate changes the sizeof a memory segment created with Allocate or Callocate. If the new size is larger than the existing <text:soft-page-break/>memory segment, the contents of the memory segment remained unchanged. If the new size is smaller, the contents of the memory segment are truncated. If pointer is 0, Reallocate behaves just like Allocate. A 0 is returned if the memory segment cannot be changed.</text:p>
          </table:table-cell>
        </table:table-row>
      </table:table>
      <text:p text:style-name="Table">Table <text:span text:style-name="T20">7</text:span>.2: FreeBasic Memory Functions</text:p>
      <text:p text:style-name="Standard"/>
      <text:p text:style-name="Standard">These functions are useful for creating a number of dynamic structures such as linked lists, ragged or dynamic arrays and buffers used with third party libraries.</text:p>
      <text:p text:style-name="Standard"/>
      <text:p text:style-name="P2">When using the Allocate function you must specify the storage size based on the data type using the equation number_of_elements * Sizeof(data type). To allocate space for 10 integers your code would look like this: </text:p>
      <text:p text:style-name="P2"/>
      <text:p text:style-name="code">myPointer = Allocate(10 * Sizeof(Integer)). </text:p>
      <text:p text:style-name="P2"/>
      <text:p text:style-name="P2">An integer is 4 bytes so allocating 10 integers will set aside 40 bytes of memory. Allocate does not clear the memory segment, so any data in the segment will be random, meaningless data until it is initialized. <text:s/>Callocate works in the same fashion, except that the calculation is done internally. To allocate the same 10 integers using Callocate your code would look like this: </text:p>
      <text:p text:style-name="P2"/>
      <text:p text:style-name="code">myPointer = Callocate(10, Sizeof(Integer))</text:p>
      <text:p text:style-name="P2"/>
      <text:p text:style-name="supplemental"><text:s/>Unlike Allocate, Callocate will clear the memory segment.</text:p>
      <text:p text:style-name="Standard"/>
      <text:p text:style-name="Standard">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text:p>
      <text:p text:style-name="Standard"/>
      <text:p text:style-name="Standard">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s/>There is no intrinsic method for determining the size of an allocation; you must keep track of this information yourself.</text:p>
      <text:p text:style-name="Standard"/>
      <text:p text:style-name="caution"><text:soft-page-break/><text:span text:style-name="T11">Caution</text:span><text:span text:style-name="T12">:</text:span> Be careful not to use the same pointer variable to allocate two or more memory segments. Reusing a pointer without first deallocating the segment it points to will result in the memory segment being lost causing a memory leak.</text:p>
      <text:h text:style-name="Heading_20_2" text:outline-level="2">Pointer Arithmetic and Pointer Indexing</text:h>
      <text:p text:style-name="Standard">When you create a memory segment using the allocation functions, you will need away to access the data contained within the segment. In FreeBasic there are two methods for accessing data in the segment; using the indirection operator with pointer arithmetic, and pointer indexing.</text:p>
      <text:p text:style-name="Standard"/>
      <text:p text:style-name="Standard">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 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segment.</text:p>
      <text:p text:style-name="Standard"/>
      <text:p text:style-name="Standard">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text:p>
      <text:p text:style-name="Standard"/>
      <text:p text:style-name="Standard">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most programmers use the index method because of its simplicity.</text:p>
      <text:p text:style-name="Standard"/>
      <text:p text:style-name="Standard">The following program shows both methods of accessing a memory segment.</text:p>
      <text:p text:style-name="P11"/>
      <table:table table:name="Table2" table:style-name="Table2">
        <table:table-column table:style-name="Table2.A"/>
        <table:table-column table:style-name="Table2.B"/>
        <table:table-row table:style-name="Table2.1">
          <table:table-cell table:style-name="Table2.A1" office:value-type="string">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10</text:p>
            <text:p text:style-name="code">11</text:p>
            <text:p text:style-name="code"><text:soft-page-break/>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ext:p text:style-name="code">24</text:p>
            <text:p text:style-name="code">25</text:p>
            <text:p text:style-name="code"/>
          </table:table-cell>
          <table:table-cell table:style-name="Table2.B1" office:value-type="string">
            <text:p text:style-name="code">Dim myPtr As Integer Ptr</text:p>
            <text:p text:style-name="code">Dim As Integer i</text:p>
            <text:p text:style-name="code">'Try and allocate space for 10 integers</text:p>
            <text:p text:style-name="code">myPtr = Callocate(10, Sizeof(Integer))</text:p>
            <text:p text:style-name="code">'Make sure the space was allocated</text:p>
            <text:p text:style-name="code">If myPtr = 0 Then</text:p>
            <text:p text:style-name="code"><text:tab/>Print "Could not allocate space for buffer."</text:p>
            <text:p text:style-name="code"><text:tab/>End 1</text:p>
            <text:p text:style-name="code">End If</text:p>
            <text:p text:style-name="code">'Load data into the buffer</text:p>
            <text:p text:style-name="code">Print "Loading data, print data using *..."</text:p>
            <text:p text:style-name="code"><text:soft-page-break/>For i = 0 To 9</text:p>
            <text:p text:style-name="code"><text:tab/>*(myPtr + i) = i</text:p>
            <text:p text:style-name="code"><text:tab/>Print "Index:";i;" data:";*(myPtr + i)</text:p>
            <text:p text:style-name="code">Next</text:p>
            <text:p text:style-name="code">Print</text:p>
            <text:p text:style-name="code">'Print data from buffer</text:p>
            <text:p text:style-name="code">Print "Show data using indexing..."</text:p>
            <text:p text:style-name="code">For i = 0 To 9</text:p>
            <text:p text:style-name="code"><text:tab/>Print "Index:";i;" data:";myPtr[i]</text:p>
            <text:p text:style-name="code">Next</text:p>
            <text:p text:style-name="code">'Free the memory</text:p>
            <text:p text:style-name="code">Deallocate myPtr</text:p>
            <text:p text:style-name="code">Sleep</text:p>
            <text:p text:style-name="code">End</text:p>
            <text:p text:style-name="code"/>
          </table:table-cell>
        </table:table-row>
      </table:table>
      <text:p text:style-name="Text">Listing <text:span text:style-name="T20">7</text:span>.2: ptraccess.bas</text:p>
      <text:p text:style-name="Standard"/>
      <text:p text:style-name="Standard"><text:tab/>Analysis: <text:span text:style-name="T7">The </text:span>working variables are declared <text:span text:style-name="T7">first</text:span>. Space for 10 integers is created using the Callocate function. <text:span text:style-name="T7">T</text:span><text:span text:style-name="T8">he next four lines</text:span>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text:p>
      <text:p text:style-name="Standard"/>
      <text:p text:style-name="Standard"><text:span text:style-name="T9">First</text:span> the memory segment <text:span text:style-name="T7">is printed</text:span> using the indirection operator and pointer arithmetic. <text:s/><text:span text:style-name="T10">Next the same thing is done </text:span>using the index method. Notice that the index method is much more compact and easier to read. <text:span text:style-name="T10">T</text:span>he buffer is deallocated, even though it isn't strictly necessary as the program is terminating. Deallocating memory is a good habit to get into, even when it may not be strictly necessary. The program is closed in the usual way.</text:p>
      <text:p text:style-name="Standard"/>
      <text:p text:style-name="Standard">When you run the program you should see the following output.</text:p>
      <text:p text:style-name="Standard"/>
      <text:p text:style-name="output">Loading data, print data using *...</text:p>
      <text:p text:style-name="output">Index: 0 data: 0</text:p>
      <text:p text:style-name="output">Index: 1 data: 1</text:p>
      <text:p text:style-name="output">Index: 2 data: 2</text:p>
      <text:p text:style-name="output">Index: 3 data: 3</text:p>
      <text:p text:style-name="output">Index: 4 data: 4</text:p>
      <text:p text:style-name="output">Index: 5 data: 5</text:p>
      <text:p text:style-name="output">Index: 6 data: 6</text:p>
      <text:p text:style-name="output">Index: 7 data: 7</text:p>
      <text:p text:style-name="output">Index: 8 data: 8</text:p>
      <text:p text:style-name="output">Index: 9 data: 9</text:p>
      <text:p text:style-name="output"/>
      <text:p text:style-name="output"/>
      <text:p text:style-name="output"><text:soft-page-break/>Show data using indexing...</text:p>
      <text:p text:style-name="output">Index: 0 data: 0</text:p>
      <text:p text:style-name="output">Index: 1 data: 1</text:p>
      <text:p text:style-name="output">Index: 2 data: 2</text:p>
      <text:p text:style-name="output">Index: 3 data: 3</text:p>
      <text:p text:style-name="output">Index: 4 data: 4</text:p>
      <text:p text:style-name="output">Index: 5 data: 5</text:p>
      <text:p text:style-name="output">Index: 6 data: 6</text:p>
      <text:p text:style-name="output">Index: 7 data: 7</text:p>
      <text:p text:style-name="output">Index: 8 data: 8</text:p>
      <text:p text:style-name="output">Index: 9 data: 9</text:p>
      <text:p text:style-name="Text">Output <text:span text:style-name="T20">7</text:span>.2: ptraccess.bas</text:p>
      <text:p text:style-name="Standard"/>
      <text:p text:style-name="Standard">As you can see from the output, both formats produce the same results, but the index method is a lot easier to read and understand, and less error-prone than the indirection method.</text:p>
      <text:p text:style-name="Standard"/>
      <text:h text:style-name="Heading_20_2" text:outline-level="2">Pointer Functions</text:h>
      <text:p text:style-name="Standard">Freebasic has a set of pointer functions to complement the pointer operators. The following table lists the pointer function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unction </text:p>
            </table:table-cell>
            <table:table-cell table:style-name="Table3.A1" office:value-type="string">
              <text:p text:style-name="Table_20_Heading">Syntax </text:p>
            </table:table-cell>
            <table:table-cell table:style-name="Table3.C1" office:value-type="string">
              <text:p text:style-name="Table_20_Heading">Comment</text:p>
            </table:table-cell>
          </table:table-row>
        </table:table-header-rows>
        <table:table-row>
          <table:table-cell table:style-name="Table3.A2" office:value-type="string">
            <text:p text:style-name="Table_20_Contents">Cptr </text:p>
          </table:table-cell>
          <table:table-cell table:style-name="Table3.A2" office:value-type="string">
            <text:p text:style-name="Table_20_Contents">myPtr = Cptr(data_type, expression) </text:p>
          </table:table-cell>
          <table:table-cell table:style-name="Table3.C2" office:value-type="string">
            <text:p text:style-name="Table_20_Contents">Converts expression to a data_type pointer. Expression can be another pointer or an integer.</text:p>
          </table:table-cell>
        </table:table-row>
        <table:table-row table:style-name="Table3.3">
          <table:table-cell table:style-name="Table3.A2" office:value-type="string">
            <text:p text:style-name="Table_20_Contents">Peek</text:p>
          </table:table-cell>
          <table:table-cell table:style-name="Table3.A2" office:value-type="string">
            <text:p text:style-name="Table_20_Contents"><text:s/>B = Peek(data_type, pointer) </text:p>
          </table:table-cell>
          <table:table-cell table:style-name="Table3.C2" office:value-type="string">
            <text:p text:style-name="Table_20_Contents">Peek returns the contents of memory location pointer to by pointer. Data_type specifies the type of expected data.</text:p>
          </table:table-cell>
        </table:table-row>
        <table:table-row>
          <table:table-cell table:style-name="Table3.A2" office:value-type="string">
            <text:p text:style-name="Table_20_Contents">Poke <text:s/></text:p>
          </table:table-cell>
          <table:table-cell table:style-name="Table3.A2" office:value-type="string">
            <text:p text:style-name="Table_20_Contents">Poke data_type, pointer, expression</text:p>
          </table:table-cell>
          <table:table-cell table:style-name="Table3.C2" office:value-type="string">
            <text:p text:style-name="Table_20_Contents">Puts the value of expression into the memory location pointed to by pointer. The data_type specifies the type of data being placed into the memory location.</text:p>
          </table:table-cell>
        </table:table-row>
        <table:table-row>
          <table:table-cell table:style-name="Table3.A2" office:value-type="string">
            <text:p text:style-name="Table_20_Contents">Sadd </text:p>
          </table:table-cell>
          <table:table-cell table:style-name="Table3.A2" office:value-type="string">
            <text:p text:style-name="Table_20_Contents">myPtr =Sadd(string_variable)</text:p>
          </table:table-cell>
          <table:table-cell table:style-name="Table3.C2" office:value-type="string">
            <text:p text:style-name="Table_20_Contents">Returns the location in memory where the string data in a dynamic string is located.</text:p>
          </table:table-cell>
        </table:table-row>
        <table:table-row>
          <table:table-cell table:style-name="Table3.A2" office:value-type="string">
            <text:p text:style-name="Table_20_Contents">Strptr </text:p>
          </table:table-cell>
          <table:table-cell table:style-name="Table3.A2" office:value-type="string">
            <text:p text:style-name="Table_20_Contents">myPtr =Strptr(string_variable)</text:p>
          </table:table-cell>
          <table:table-cell table:style-name="Table3.C2" office:value-type="string">
            <text:p text:style-name="Table_20_Contents">The same as Sadd.</text:p>
          </table:table-cell>
        </table:table-row>
        <table:table-row>
          <table:table-cell table:style-name="Table3.A2" office:value-type="string">
            <text:p text:style-name="Table_20_Contents">Procptr </text:p>
          </table:table-cell>
          <table:table-cell table:style-name="Table3.A2" office:value-type="string">
            <text:p text:style-name="Table_20_Contents">myPtr = Procptr(function) </text:p>
          </table:table-cell>
          <table:table-cell table:style-name="Table3.C2" office:value-type="string">
            <text:p text:style-name="Table_20_Contents">Returns the address of a function. This works the same way as the address of operator @.</text:p>
          </table:table-cell>
        </table:table-row>
        <table:table-row>
          <table:table-cell table:style-name="Table3.A2" office:value-type="string">
            <text:p text:style-name="Table_20_Contents">Varptr </text:p>
          </table:table-cell>
          <table:table-cell table:style-name="Table3.A2" office:value-type="string">
            <text:p text:style-name="Table_20_Contents">myPtr = Varptr(variable) </text:p>
          </table:table-cell>
          <table:table-cell table:style-name="Table3.C2" office:value-type="string">
            <text:p text:style-name="Table_20_Contents">This function works the same <text:soft-page-break/>way as the address of operator @.</text:p>
          </table:table-cell>
        </table:table-row>
      </table:table>
      <text:p text:style-name="Table">Table <text:span text:style-name="T20">7.</text:span>3: Pointer Functions</text:p>
      <text:p text:style-name="Standard"/>
      <text:p text:style-name="Standard">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text:p>
      <text:p text:style-name="Standard"/>
      <text:h text:style-name="Heading_20_2" text:outline-level="2">Subroutine and Function Pointers</text:h>
      <text:p text:style-name="Standard">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text:p>
      <text:p text:style-name="Standard"/>
      <text:p text:style-name="code">'Declare our function to be used with pointer</text:p>
      <text:p text:style-name="code">Declare Function Power(number As Integer, pwr As Integer) As Integer</text:p>
      <text:p text:style-name="code"/>
      <text:p text:style-name="code">'Dim a function pointer</text:p>
      <text:p text:style-name="code">Dim FuncPtr As Function(x As Integer, y As Integer) As Integer</text:p>
      <text:p text:style-name="code"/>
      <text:p text:style-name="code">'Get the address of the function</text:p>
      <text:p text:style-name="code">FuncPtr = @Power</text:p>
      <text:p text:style-name="code"/>
      <text:p text:style-name="code">'Use the function pointer</text:p>
      <text:p text:style-name="code">Print "2 raised to the power of 4 is";FuncPtr(2, 4)</text:p>
      <text:p text:style-name="code"/>
      <text:p text:style-name="code">Sleep</text:p>
      <text:p text:style-name="code">End</text:p>
      <text:p text:style-name="code"/>
      <text:p text:style-name="code">'Write the function that will be called</text:p>
      <text:p text:style-name="code"/>
      <text:p text:style-name="code">Function Power(number As Integer, pwr As Integer) As Integer</text:p>
      <text:p text:style-name="code"><text:tab/>Return number^pwr</text:p>
      <text:p text:style-name="code">End Function</text:p>
      <text:p text:style-name="Text">Listing <text:span text:style-name="T20">7.</text:span>3: funcptr.bas</text:p>
      <text:p text:style-name="Standard"/>
      <text:p text:style-name="P4"><text:soft-page-break/><text:tab/><text:span text:style-name="T11">Analysis</text:span>: <text:span text:style-name="T13">First t</text:span>he function prototype <text:span text:style-name="T13">is declared, </text:span>that will be used with the function pointer. <text:span text:style-name="T13">Next t</text:span>he function pointer, <text:span text:style-name="T13">FuncPtr, is declared</text:span> using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Integer, without the parameter names. The only requirement is to make sure that the type and number of parameters, and the return type, match the function declaration and definition. <text:span text:style-name="T13">Next </text:span>the function pointer <text:span text:style-name="T13">is initialized </text:span>to the address of the function using the address of operator @. You could use Procptr here as well. <text:span text:style-name="T13">Now we call the function </text:span>using<text:span text:style-name="T13"> </text:span><text:s/>the pointer to call the function. The calling syntax is the same as using the function name: FuncPtr(2,4) is equivalent to Power(2, 4). Lines 15 and 16 close the program in the usual way. <text:span text:style-name="T13">The </text:span>actual Power function <text:span text:style-name="T13">is defined after the main part is closed. </text:span></text:p>
      <text:p text:style-name="Standard"/>
      <text:p text:style-name="Standard">Running the program will produce the following result.</text:p>
      <text:p text:style-name="Standard"/>
      <text:p text:style-name="output">2 raised to the power of 4 is 16</text:p>
      <text:p text:style-name="Text"><text:span text:style-name="T13">Output</text:span> <text:span text:style-name="T20">7</text:span>.<text:span text:style-name="T13">3</text:span>: funcptr.bas</text:p>
      <text:p text:style-name="Standard"/>
      <text:p text:style-name="Standard">While this example program may not seem to have any advantages over just calling the function directly, you can use this method to call several functions using a single function pointer. For 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text:p>
      <text:p text:style-name="Standard"/>
      <text:h text:style-name="Heading_20_2" text:outline-level="2">Creating a Callback Function</text:h>
      <text:p text:style-name="P12">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ext:p>
      <text:p text:style-name="P12"/>
      <text:p text:style-name="P13">We will be covering Callback Functions latter in this book in more detail. <text:s/></text:p>
      <text:p text:style-name="P13"/>
      <text:p text:style-name="P12">The qsort, function contained within the C Runtime Library sorts the elements of an array using a callback function to determine the sort order. The prototype for the qsort function is contained instdlib.bi: </text:p>
      <text:p text:style-name="Standard"/>
      <text:p text:style-name="code">declare sub qsort cdecl alias "qsort" (byval as any ptr, byval as size_t, byval as size_t, byval as function cdecl(byval as any ptr, byval as any ptr) as integer)</text:p>
      <text:p text:style-name="Standard"/>
      <text:p text:style-name="Standard">The following lists the parameter information for the qsort subroutine.</text:p>
      <text:p text:style-name="Standard"/>
      <text:list xml:id="list2381465432" text:style-name="L2">
        <text:list-item>
          <text:p text:style-name="P10"><text:soft-page-break/>The first parameter is the address to the first element of the array. The easiest way to pass this information to qsort is to append the address of operator to the first element index: @myArray(0).</text:p>
        </text:list-item>
        <text:list-item>
          <text:p text:style-name="P10">The second parameter is the number of elements in the array, that is the array count.</text:p>
        </text:list-item>
        <text:list-item>
          <text:p text:style-name="P10">The third parameter is the size of each element in bytes. For an array of integers, the element size would be 4 bytes.</text:p>
        </text:list-item>
        <text:list-item>
          <text:p text:style-name="P10">The fourth parameter is a function pointer to the user created compare function. The function must be declared using the Cdecl passing model, as shown in this parameter.</text:p>
          <text:p text:style-name="P10"/>
        </text:list-item>
      </text:list>
      <text:p text:style-name="Standard">Using this information, you can see how qsort works. By passing the address of the first element along with the count of elements, and the size of each element, qsort can iterate through the array using pointer arithmetic. Qsort will take two array elements, 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text:p>
      <text:p text:style-name="Standard"/>
      <text:p text:style-name="code">#include "crt.bi"</text:p>
      <text:p text:style-name="code">'Declare the compare function</text:p>
      <text:p text:style-name="code">'This is defined in the same manner as the qsort declaration</text:p>
      <text:p text:style-name="code"/>
      <text:p text:style-name="code">Declare Function QCompare Cdecl (Byval e1 As Any Ptr, Byval e2 As Any Ptr) _</text:p>
      <text:p text:style-name="code">As Integer</text:p>
      <text:p text:style-name="code"/>
      <text:p text:style-name="code">'Dimension the array to sort</text:p>
      <text:p text:style-name="code">Dim myArray(10) As Integer</text:p>
      <text:p text:style-name="code">Dim i As Integer</text:p>
      <text:p text:style-name="code"/>
      <text:p text:style-name="code">'Seed the random number generator</text:p>
      <text:p text:style-name="code">Randomize Timer</text:p>
      <text:p text:style-name="code"/>
      <text:p text:style-name="code">Print "Unsorted"</text:p>
      <text:p text:style-name="code"/>
      <text:p text:style-name="code">'Load the array with some random numbers</text:p>
      <text:p text:style-name="code">For i = 0 To 9</text:p>
      <text:p text:style-name="code"><text:tab/>'Rnd returns a number between 0 and 1</text:p>
      <text:p text:style-name="code"><text:tab/>'This converts the number to an integer</text:p>
      <text:p text:style-name="code"><text:tab/>myArray(i) = Int(Rnd * 20)</text:p>
      <text:p text:style-name="code"/>
      <text:p text:style-name="code"><text:tab/>'Print unsorted array</text:p>
      <text:p text:style-name="code"><text:tab/>Print "i = ";i;" value = ";myArray(i)</text:p>
      <text:p text:style-name="code">Next</text:p>
      <text:p text:style-name="code">Print</text:p>
      <text:p text:style-name="code"/>
      <text:p text:style-name="code">'Call the qsort subroutine</text:p>
      <text:p text:style-name="code">qsort @myArray(0), 10, Sizeof(Integer), @QCompare</text:p>
      <text:p text:style-name="code"><text:soft-page-break/></text:p>
      <text:p text:style-name="code">Print</text:p>
      <text:p text:style-name="code"/>
      <text:p text:style-name="code">'Print sorted array.</text:p>
      <text:p text:style-name="code">Print "Sorted"</text:p>
      <text:p text:style-name="code"/>
      <text:p text:style-name="code">For i = 0 To 9</text:p>
      <text:p text:style-name="code"><text:tab/>'Rnd returns a number between 0 and 1 to convert to integer</text:p>
      <text:p text:style-name="code"><text:tab/>Print "i = ";i;" value = ";myArray(i)</text:p>
      <text:p text:style-name="code">Next</text:p>
      <text:p text:style-name="code"/>
      <text:p text:style-name="code">Sleep</text:p>
      <text:p text:style-name="code">End</text:p>
      <text:p text:style-name="code"/>
      <text:p text:style-name="code"/>
      <text:p text:style-name="P7">'The qsort function expects three numbers </text:p>
      <text:p text:style-name="P7">'from the compare function:</text:p>
      <text:p text:style-name="code">'-1: if e1 is less than e2</text:p>
      <text:p text:style-name="code">'0: if e1 is equal to e2</text:p>
      <text:p text:style-name="code">'1: if e1 is greater than e2</text:p>
      <text:p text:style-name="code"/>
      <text:p text:style-name="code">Function QCompare Cdecl (Byval e1 As Any Ptr, _</text:p>
      <text:p text:style-name="code"><text:tab/><text:tab/><text:tab/><text:tab/><text:tab/> <text:s text:c="3"/>Byval e2 As Any Ptr) As Integer</text:p>
      <text:p text:style-name="code"><text:tab/>Dim As Integer el1, el2</text:p>
      <text:p text:style-name="code"><text:tab/>Static cnt As Integer</text:p>
      <text:p text:style-name="code"/>
      <text:p text:style-name="code"><text:tab/>'Get the call count and items passed</text:p>
      <text:p text:style-name="code"><text:tab/>cnt += 1</text:p>
      <text:p text:style-name="code"><text:tab/>'Get the values, must cast to integer ptr</text:p>
      <text:p text:style-name="code"><text:tab/>el1 = *(Cptr(Integer Ptr, e1))</text:p>
      <text:p text:style-name="code"><text:tab/>el2 = *(Cptr(Integer Ptr, e2))</text:p>
      <text:p text:style-name="code"/>
      <text:p text:style-name="code"><text:tab/>Print "Qsort called";cnt;" time(s) with";el1;" and";el2;"."</text:p>
      <text:p text:style-name="code"/>
      <text:p text:style-name="code"><text:tab/>'Compare the values</text:p>
      <text:p text:style-name="code"><text:tab/>If el1 &lt; el2 Then</text:p>
      <text:p text:style-name="code"><text:tab/><text:tab/>Return 1</text:p>
      <text:p text:style-name="code"><text:tab/>Elseif el1 &gt; el2 Then</text:p>
      <text:p text:style-name="code"><text:tab/><text:tab/>Return 1</text:p>
      <text:p text:style-name="code"><text:tab/>Else</text:p>
      <text:p text:style-name="code"><text:tab/><text:tab/>Return 0</text:p>
      <text:p text:style-name="code"><text:tab/>End If</text:p>
      <text:p text:style-name="code">End Function</text:p>
      <text:p text:style-name="code"/>
      <text:p text:style-name="Text">Listing <text:span text:style-name="T20">7.4</text:span>: qsort.bas</text:p>
      <text:p text:style-name="Standard"><text:soft-page-break/></text:p>
      <text:p text:style-name="P5"><text:tab/><text:span text:style-name="T11">Analysis</text:span>: <text:span text:style-name="T14">The </text:span>crt.bi file <text:span text:style-name="T14">is included </text:span>so that the qsort routine will be available in the program. You need to include this file if you want to use any of the CRT functions. <text:span text:style-name="T14">Next we</text:span> declare the compare function. You will notice that it is declared as a Cdecl function, which matches the 4th parameter definition in the qsort declaration. Since qsort expects to see either a -1, 0 or 1, the function's return type is an integer. </text:p>
      <text:p text:style-name="P5"/>
      <text:p text:style-name="P5"><text:span text:style-name="T14">When you see a line that ends with t</text:span>he underscores character, <text:span text:style-name="T14">that is the line continuation character. <text:s/>T</text:span>he line continuation character and tells the compiler that the following line is actually a part of this line. <text:span text:style-name="T14">Next </text:span><text:s/>an array of integers is dimensioned. The array will have 10 elements, with indexes from 0 to 9. dimensions a working variable i, that will be used to load and display the array values.</text:p>
      <text:p text:style-name="Standard"/>
      <text:p text:style-name="Standard"><text:span text:style-name="T15">Next we</text:span> seed the random number generator by using the value from the Timer function. The Timer function returns the number of seconds, as a double-type value, since the computer was started. <text:span text:style-name="T15">A For-Next loop </text:span>initializes the array with some random integers and displays them to the console screen. The code , Int(Rnd * 20), uses the Rnd function which returns a double precision number between 0 and 1. That number is multiplied by twenty to produce a double-precision number between 0and 20 which is then converted to an integer value using the Int function. Since Int returns the largest integer less than or equal to the input, the resulting random number swill range from 0 to 19. <text:span text:style-name="T15">Then </text:span>the value of the current array index is printed to the console screen.</text:p>
      <text:p text:style-name="Standard"/>
      <text:p text:style-name="Standard"><text:span text:style-name="T16">T</text:span>he qsort subroutine is called. Since the array indexes range from 0 to 9, the address of operator on the zero index in used for the first parameter. The array size is10, so that is used as the second parameter. The array is an integer array, so Sizeof(Integer) is used to pass the array element size. The final parameter is the address of the compare function which is passed to qsort using the address of operator. <text:s/><text:span text:style-name="T16">A For-next loop then </text:span><text:s/>print<text:span text:style-name="T16">s</text:span> out the now sorted array. <text:span text:style-name="T16">The program is then</text:span> close<text:span text:style-name="T16">d </text:span>in the usual way.</text:p>
      <text:p text:style-name="Standard"/>
      <text:p text:style-name="Standard"><text:span text:style-name="T16">The next block of code</text:span> contain<text:span text:style-name="T16">s</text:span> the compare function. <text:span text:style-name="T16">T</text:span>he function is defined just like the declare statement <text:span text:style-name="T16">at the start of the program, </text:span><text:s/>using two Any Ptr parameters and returning an integer. The Any Ptrs allow qsort to be able to sort any type of data, including composite types. <text:span text:style-name="T16">Next we </text:span>delcare the function's working variables. Qsort will pass pointers to the functions, not the actual data, so two integers need to be declared so that the data that the pointers point to can be compared. The variable cnt is defined as Static so that its value will be preserved between calls to the function. Cnt is used to keep track of how many calls to the function qsort will make as it sorts the array. <text:span text:style-name="T17">T</text:span>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text:span text:style-name="T17">We then </text:span>print out the current call count and the passed parameter values.</text:p>
      <text:p text:style-name="Standard"/>
      <text:p text:style-name="Standard"><text:span text:style-name="T18">We now </text:span>compare the two values and return the appropriate indicator value back to qsort. The Return statement, as expected, is used to set the function's return value. The function is closed using the End Function keywords.</text:p>
      <text:p text:style-name="Standard"/>
      <text:p text:style-name="Standard"><text:soft-page-break/>When you run the program you should something similar to the following.</text:p>
      <text:p text:style-name="Standard"/>
      <text:p text:style-name="output">Unsorted</text:p>
      <text:p text:style-name="output">i = <text:s/>0 value = <text:s/>17</text:p>
      <text:p text:style-name="output">i = <text:s/>1 value = <text:s/>19</text:p>
      <text:p text:style-name="output">i = <text:s/>2 value = <text:s/>5</text:p>
      <text:p text:style-name="output">i = <text:s/>3 value = <text:s/>7</text:p>
      <text:p text:style-name="output">i = <text:s/>4 value = <text:s/>5</text:p>
      <text:p text:style-name="output">i = <text:s/>5 value = <text:s/>6</text:p>
      <text:p text:style-name="output">i = <text:s/>6 value = <text:s/>6</text:p>
      <text:p text:style-name="output">i = <text:s/>7 value = <text:s/>14</text:p>
      <text:p text:style-name="output">i = <text:s/>8 value = <text:s/>15</text:p>
      <text:p text:style-name="output">i = <text:s/>9 value = <text:s/>14</text:p>
      <text:p text:style-name="output"/>
      <text:p text:style-name="output">Qsort called 1 time(s) with 17 and 6.</text:p>
      <text:p text:style-name="output">Qsort called 2 time(s) with 6 and 14.</text:p>
      <text:p text:style-name="output">Qsort called 3 time(s) with 17 and 6.</text:p>
      <text:p text:style-name="output">Qsort called 4 time(s) with 19 and 6.</text:p>
      <text:p text:style-name="output">Qsort called 5 time(s) with 15 and 6.</text:p>
      <text:p text:style-name="output">Qsort called 6 time(s) with 14 and 6.</text:p>
      <text:p text:style-name="output">Qsort called 7 time(s) with 6 and 6.</text:p>
      <text:p text:style-name="output">Qsort called 8 time(s) with 5 and 6.</text:p>
      <text:p text:style-name="output">Qsort called 9 time(s) with 7 and 6.</text:p>
      <text:p text:style-name="output">Qsort called 10 time(s) with 5 and 6.</text:p>
      <text:p text:style-name="output">Qsort called 11 time(s) with 7 and 6.</text:p>
      <text:p text:style-name="output">Qsort called 12 time(s) with 6 and 6.</text:p>
      <text:p text:style-name="output">Qsort called 13 time(s) with 5 and 7.</text:p>
      <text:p text:style-name="output">Qsort called 14 time(s) with 5 and 5.</text:p>
      <text:p text:style-name="output">Qsort called 15 time(s) with 19 and 5.</text:p>
      <text:p text:style-name="output">Qsort called 16 time(s) with 14 and 19.</text:p>
      <text:p text:style-name="output">Qsort called 17 time(s) with 15 and 14.</text:p>
      <text:p text:style-name="output">Qsort called 18 time(s) with 17 and 15.</text:p>
      <text:p text:style-name="output">Qsort called 19 time(s) with 5 and 7.</text:p>
      <text:p text:style-name="output">Qsort called 20 time(s) with 5 and 5.</text:p>
      <text:p text:style-name="output">Qsort called 21 time(s) with 19 and 5.</text:p>
      <text:p text:style-name="output">Qsort called 22 time(s) with 14 and 19.</text:p>
      <text:p text:style-name="output">Qsort called 23 time(s) with 15 and 14.</text:p>
      <text:p text:style-name="output">Qsort called 24 time(s) with 5 and 7.</text:p>
      <text:p text:style-name="output">Qsort called 25 time(s) with 5 and 5.</text:p>
      <text:p text:style-name="output">Qsort called 26 time(s) with 19 and 5.</text:p>
      <text:p text:style-name="output">Qsort called 27 time(s) with 14 and 19.</text:p>
      <text:p text:style-name="output">Qsort called 28 time(s) with 5 and 7.</text:p>
      <text:p text:style-name="output">Qsort called 29 time(s) with 5 and 5.</text:p>
      <text:p text:style-name="output">Qsort called 30 time(s) with 19 and 5.</text:p>
      <text:p text:style-name="output">Qsort called 31 time(s) with 5 and 7.</text:p>
      <text:p text:style-name="output">Qsort called 32 time(s) with 5 and 5.</text:p>
      <text:p text:style-name="output"><text:soft-page-break/>Qsort called 33 time(s) with 5 and 7.</text:p>
      <text:p text:style-name="output"/>
      <text:p text:style-name="output">Sorted</text:p>
      <text:p text:style-name="output">i = <text:s/>0 value = <text:s/>14</text:p>
      <text:p text:style-name="output">i = <text:s/>1 value = <text:s/>6</text:p>
      <text:p text:style-name="output">i = <text:s/>2 value = <text:s/>6</text:p>
      <text:p text:style-name="output">i = <text:s/>3 value = <text:s/>7</text:p>
      <text:p text:style-name="output">i = <text:s/>4 value = <text:s/>5</text:p>
      <text:p text:style-name="output">i = <text:s/>5 value = <text:s/>5</text:p>
      <text:p text:style-name="output">i = <text:s/>6 value = <text:s/>19</text:p>
      <text:p text:style-name="output">i = <text:s/>7 value = <text:s/>14</text:p>
      <text:p text:style-name="output">i = <text:s/>8 value = <text:s/>15</text:p>
      <text:p text:style-name="output">i = <text:s/>9 value = <text:s/>17</text:p>
      <text:p text:style-name="Text">Output <text:span text:style-name="T20">7</text:span>.<text:span text:style-name="T20">4</text:span>: Output of qsort.bas</text:p>
      <text:p text:style-name="Standard"/>
      <text:p text:style-name="Standard">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text:p>
      <text:p text:style-name="Standard"/>
      <text:h text:style-name="Heading_20_2" text:outline-level="2">Pointer to Pointer</text:h>
      <text:p text:style-name="Standard"/>
      <text:p text:style-name="Standard">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text:p>
      <text:p text:style-name="Standard"/>
      <text:p text:style-name="Standard">Caution You can have as many levels of indirection as needed, but anything beyond two levels is rarely useful and difficult to manage.</text:p>
      <text:p text:style-name="Standard"/>
      <text:p text:style-name="Standard">One application of a pointer to pointer is the creation of memory arrays. The following program demonstrates the creation, manipulation and freeing of a memory</text:p>
      <text:p text:style-name="Standard">arra<text:span text:style-name="T5">y.</text:span></text:p>
      <text:p text:style-name="Standard"/>
      <text:p text:style-name="code">'Declare a pointer to an int pointer</text:p>
      <text:p text:style-name="code"/>
      <text:p text:style-name="code">Dim myMemArray As Integer Ptr Ptr</text:p>
      <text:p text:style-name="code">Dim As Integer i, j</text:p>
      <text:p text:style-name="code"/>
      <text:p text:style-name="code">'Create 10 rows of integer pointers</text:p>
      <text:p text:style-name="code">myMemArray = Callocate(10, Sizeof(Integer Ptr))</text:p>
      <text:p text:style-name="code"/>
      <text:p text:style-name="code">'Add 10 columns of integers to each row</text:p>
      <text:p text:style-name="code"><text:soft-page-break/>For i = 0 To 9</text:p>
      <text:p text:style-name="code"><text:tab/>myMemArray[i] = Callocate(10, Sizeof(Integer))</text:p>
      <text:p text:style-name="code"/>
      <text:p text:style-name="code">Next</text:p>
      <text:p text:style-name="code"/>
      <text:p text:style-name="code">'Add some data to the memory segment</text:p>
      <text:p text:style-name="code">For i = 0 To 9</text:p>
      <text:p text:style-name="code"><text:tab/>For j = 0 To 9</text:p>
      <text:p text:style-name="code"><text:tab/><text:tab/>myMemArray[i][j] = Int(Rnd * 10)</text:p>
      <text:p text:style-name="code"><text:tab/>Next</text:p>
      <text:p text:style-name="code">Next</text:p>
      <text:p text:style-name="code"/>
      <text:p text:style-name="code">'Print out data</text:p>
      <text:p text:style-name="code">For i = 0 To 9</text:p>
      <text:p text:style-name="code"><text:tab/>For j = 0 To 9</text:p>
      <text:p text:style-name="code"><text:tab/><text:tab/>Print "i,j = ";i;",";j;" Mem Array =";myMemArray[i][j]</text:p>
      <text:p text:style-name="code"><text:tab/>Next</text:p>
      <text:p text:style-name="code">Next</text:p>
      <text:p text:style-name="code"/>
      <text:p text:style-name="code">'Free memory segment</text:p>
      <text:p text:style-name="code">For i = 0 To 9</text:p>
      <text:p text:style-name="code"><text:tab/>Deallocate myMemArray[i]</text:p>
      <text:p text:style-name="code">Next</text:p>
      <text:p text:style-name="code"/>
      <text:p text:style-name="code">'Free the pointer to pointer</text:p>
      <text:p text:style-name="code">DeAllocate myMemArray</text:p>
      <text:p text:style-name="code">Sleep</text:p>
      <text:p text:style-name="code"/>
      <text:p text:style-name="code">End</text:p>
      <text:p text:style-name="Text">Listing <text:span text:style-name="T20">7.5</text:span>: memarray.bas</text:p>
      <text:p text:style-name="Standard"/>
      <text:p text:style-name="Standard"><text:tab/><text:span text:style-name="T11">Analysis</text:span>: <text:span text:style-name="T18">We start by declaring</text:span> a pointer to an integer pointer, myMemArray, which will simulate a two dimensional array, with myMemArray pointing to a list of integer pointers. This list of pointers will comprise the “rows” of the array. <text:span text:style-name="T18">Next we</text:span> just declares some working variables that are used in the For-Next loops later in the program.</text:p>
      <text:p text:style-name="Standard"/>
      <text:p text:style-name="Standard"><text:span text:style-name="T18">The we</text:span> create the rows of the array by allocating a memory segment that will contain 4 integer pointers, which are initialized in lines . Remember that the index method of accessing a pointer automatically does the pointer arithmetic for you. The code iterates through the memory segment and initializes the memory segment with pointers to memory segments that will contain integers. In other words, you have a pointer that is pointing to a list of pointers. These newly created memory segments are the columns for each row. Each column index will be a pointer to a memory location containing an integer.</text:p>
      <text:p text:style-name="Standard"/>
      <text:p text:style-name="Standard"><text:soft-page-break/><text:span text:style-name="T19">Some</text:span> random numbers <text:span text:style-name="T19">are added </text:span>to the memory array. Notice that by using the indexing method you can access the memory array just like a normal array. ipoints to the row (the list of pointers) and j points to the individual columns within that row which contain the integer data. The same method is used to print out the array values.</text:p>
      <text:p text:style-name="Standard"/>
      <text:p text:style-name="Standard"><text:span text:style-name="T19">We then</text:span> free the individual rows of memory. It is important that each row be freed before freeing myMemArray. If you were to just freemy MemArray, the rows would still be in memory, but unaccessible, causing a memory leak. Once all the rows have been freed, myMemArray can be freed. Since the program is terminating, Deallocating the memory is not strictly required in this instance, <text:s/>but if you needed to reuse the memory, then you must Deallocate in the method described, otherwise you will get a memory leak while the program is running. <text:span text:style-name="T19">The program is then </text:span>close<text:span text:style-name="T19">d</text:span> in the usual way.</text:p>
      <text:p text:style-name="Standard"/>
      <text:p text:style-name="Standard">Running the program should produce a result similar to the following.</text:p>
      <text:p text:style-name="Standard"/>
      <text:p text:style-name="output">i,j = 0, 1 Mem Array = 5</text:p>
      <text:p text:style-name="output">i,j = 0, 2 Mem Array = 1</text:p>
      <text:p text:style-name="output">i,j = 0, 3 Mem Array = 8</text:p>
      <text:p text:style-name="output">i,j = 0, 4 Mem Array = 5</text:p>
      <text:p text:style-name="output">i,j = 1, 0 Mem Array = 4</text:p>
      <text:p text:style-name="output">i,j = 1, 1 Mem Array = 3</text:p>
      <text:p text:style-name="output">i,j = 1, 2 Mem Array = 8</text:p>
      <text:p text:style-name="output">i,j = 1, 3 Mem Array = 8</text:p>
      <text:p text:style-name="output">i,j = 1, 4 Mem Array = 7</text:p>
      <text:p text:style-name="output">i,j = 2, 0 Mem Array = 1</text:p>
      <text:p text:style-name="output">i,j = 2, 1 Mem Array = 8</text:p>
      <text:p text:style-name="output">i,j = 2, 2 Mem Array = 7</text:p>
      <text:p text:style-name="output">i,j = 2, 3 Mem Array = 5</text:p>
      <text:p text:style-name="output">i,j = 2, 4 Mem Array = 3</text:p>
      <text:p text:style-name="output">i,j = 3, 0 Mem Array = 0</text:p>
      <text:p text:style-name="output">i,j = 3, 1 Mem Array = 0</text:p>
      <text:p text:style-name="output">i,j = 3, 2 Mem Array = 3</text:p>
      <text:p text:style-name="output">i,j = 3, 3 Mem Array = 1</text:p>
      <text:p text:style-name="output">i,j = 3, 4 Mem Array = 1</text:p>
      <text:p text:style-name="output">i,j = 4, 0 Mem Array = 9</text:p>
      <text:p text:style-name="output">i,j = 4, 1 Mem Array = 4</text:p>
      <text:p text:style-name="output">i,j = 4, 2 Mem Array = 1</text:p>
      <text:p text:style-name="output">i,j = 4, 3 Mem Array = 0</text:p>
      <text:p text:style-name="output">i,j = 4, 4 Mem Array = 0</text:p>
      <text:p text:style-name="Text">Output <text:span text:style-name="T20">7</text:span>.<text:span text:style-name="T20">5</text:span>: Output of memarray.bas</text:p>
      <text:p text:style-name="Standard"/>
      <text:p text:style-name="Standard">As you can see from the output, the memory array behaves exactly like a predefined array. This structure is useful for adding dynamic arrays to type definitions, which normally cannot hold a dynamic array. You will see this in more detail in the chapter on composite types.</text:p>
      <text:p text:style-name="Standard"/>
      <text:p text:style-name="Standard"><text:soft-page-break/>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 add Randomize Timer before calling the Rnd functio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 svg:font-family="Tahoma"/>
    <style:font-face style:name="Courier New" svg:font-family="'Courier New'"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loext: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style:font-pitch="variable"/>
      </text:list-level-style-bullet>
      <text:list-level-style-bullet text:level="2" text:style-name="Character_5f_20_5f_style"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style:font-pitch="variable"/>
      </text:list-level-style-bullet>
      <text:list-level-style-bullet text:level="3" text:style-name="Character_5f_20_5f_style"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style:font-pitch="variable"/>
      </text:list-level-style-bullet>
      <text:list-level-style-bullet text:level="4" text:style-name="Character_5f_20_5f_style"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style:font-pitch="variable"/>
      </text:list-level-style-bullet>
      <text:list-level-style-bullet text:level="5" text:style-name="Character_5f_20_5f_style"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style:font-pitch="variable"/>
      </text:list-level-style-bullet>
      <text:list-level-style-bullet text:level="6" text:style-name="Character_5f_20_5f_style"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style:font-pitch="variable"/>
      </text:list-level-style-bullet>
      <text:list-level-style-bullet text:level="7" text:style-name="Character_5f_20_5f_style"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style:font-pitch="variable"/>
      </text:list-level-style-bullet>
      <text:list-level-style-bullet text:level="8" text:style-name="Character_5f_20_5f_style"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style:font-pitch="variable"/>
      </text:list-level-style-bullet>
      <text:list-level-style-bullet text:level="9" text:style-name="Character_5f_20_5f_style"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style:num-format="1">
        <style:list-level-properties text:list-level-position-and-space-mode="label-alignment">
          <style:list-level-label-alignment text:label-followed-by="listtab" fo:text-indent="-0.05in" fo:margin-left="0.05in"/>
        </style:list-level-properties>
      </text:list-level-style-number>
      <text:list-level-style-number text:level="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_5f_1" style:display-name="List 1_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style:font-pitch="variable"/>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style:font-pitch="variable"/>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style:font-pitch="variable"/>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style:font-pitch="variable"/>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style:font-pitch="variable"/>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style:font-pitch="variable"/>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style:font-pitch="variable"/>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style:font-pitch="variable"/>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0</text:page-number></text:p>
      </style:footer>
    </style:master-page>
    <style:master-page style:name="MP0" style:page-layout-name="Mpm2">
      <style:header>
        <text:p text:style-name="Header"/>
      </style:header>
      <style:footer>
        <text:p text:style-name="List"><text:page-number text:select-page="current">1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dc:title>Chapter 8 Pointer Data Type </dc:title>
    <meta:creation-date>2020-05-22T11:15:00Z</meta:creation-date>
    <dc:date>2020-09-21T07:17:18.229000000</dc:date>
    <meta:editing-cycles>31</meta:editing-cycles>
    <meta:editing-duration>PT5H36M30S</meta:editing-duration>
    <meta:document-statistic meta:table-count="5" meta:image-count="0" meta:object-count="0" meta:page-count="18" meta:paragraph-count="471" meta:word-count="5863" meta:character-count="32699" meta:non-whitespace-character-count="27162"/>
    <meta:template xlink:type="simple" xlink:actuate="onRequest" xlink:title="Conventions Used in the Book " xlink:href="../../templates/sect%20II-Conventions.ott" meta:date="2020-09-13T17:46:39.520687322"/>
  </office:meta>
</office:document-meta>
</file>